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12.594cm" style:rel-column-width="7140*"/>
    </style:style>
    <style:style style:name="Tabella1.B" style:family="table-column">
      <style:table-column-properties style:column-width="3.413cm" style:rel-column-width="1935*"/>
    </style:style>
    <style:style style:name="Tabella1.C" style:family="table-column">
      <style:table-column-properties style:column-width="1.984cm" style:rel-column-width="1125*"/>
    </style:style>
    <style:style style:name="Tabella1.D" style:family="table-column">
      <style:table-column-properties style:column-width="1.009cm" style:rel-column-width="572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cef7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 fo:background-color="#ff6600" loext:char-shading-value="0"/>
    </style:style>
    <style:style style:name="T8" style:family="text">
      <style:text-properties officeooo:rsid="001e6141"/>
    </style:style>
    <style:style style:name="T9" style:family="text">
      <style:text-properties officeooo:rsid="0033adb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97415"/>
    </style:style>
    <style:style style:name="T12" style:family="text">
      <style:text-properties officeooo:rsid="004721c4"/>
    </style:style>
    <style:style style:name="T13" style:family="text">
      <style:text-properties fo:color="#ffcc00" officeooo:rsid="001cef74"/>
    </style:style>
    <style:style style:name="T14" style:family="text">
      <style:text-properties fo:color="#ffcc00" officeooo:rsid="001cef74" fo:background-color="#ffcc00" loext:char-shading-value="0"/>
    </style:style>
    <style:style style:name="T15" style:family="text">
      <style:text-properties officeooo:rsid="0048e2e0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1">su </text:span><text:span text:style-name="T11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9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project and ts and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8">[</text:span><text:span text:style-name="T8"><text:placeholder text:placeholder-type="text">&lt;get_selection_item(project, 'state')&gt;</text:placeholder></text:span><text:span text:style-name="T8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project and ts and not and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8">[</text:span><text:span text:style-name="T8"><text:placeholder text:placeholder-type="text">&lt;get_selection_item(project, 'state')&gt;</text:placeholder></text:span><text:span text:style-name="T8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3" table:number-columns-spanned="4" office:value-type="string">
            <text:p text:style-name="P11"><text:placeholder text:placeholder-type="text">&lt;if test="not project and 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0"><text:placeholder text:placeholder-type="text">&lt;account&gt;</text:placeholder></text:p>
          </table:table-cell>
          <table:table-cell table:style-name="Tabella1.A8" office:value-type="string">
            <text:p text:style-name="P32">Utente</text:p>
          </table:table-cell>
          <table:table-cell table:style-name="Tabella1.A8" office:value-type="string">
            <text:p text:style-name="P32">Data</text:p>
          </table:table-cell>
          <table:table-cell table:style-name="Tabella1.A1" office:value-type="string">
            <text:p text:style-name="P32">H.</text:p>
          </table:table-cell>
        </table:table-row>
        <table:table-row>
          <table:table-cell table:style-name="Tabella1.A3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0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2:06:26.635107366</dc:date>
    <meta:editing-duration>P6DT10H7M17S</meta:editing-duration>
    <meta:editing-cycles>632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2" meta:character-count="1491" meta:non-whitespace-character-count="1344"/>
    <meta:user-defined meta:name="Info 1"/>
    <meta:user-defined meta:name="Info 2"/>
    <meta:user-defined meta:name="Info 3"/>
    <meta:user-defined meta:name="Info 4"/>
  </office:meta>
</office:document-meta>
</file>